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b1d1" officeooo:paragraph-rsid="0011b1d1"/>
    </style:style>
    <style:style style:name="P2" style:family="paragraph" style:parent-style-name="Standard">
      <style:text-properties officeooo:paragraph-rsid="0011b1d1"/>
    </style:style>
    <style:style style:name="P3" style:family="paragraph" style:parent-style-name="Standard">
      <style:text-properties officeooo:rsid="00140c18" officeooo:paragraph-rsid="00140c18"/>
    </style:style>
    <style:style style:name="P4" style:family="paragraph" style:parent-style-name="Standard">
      <style:text-properties officeooo:rsid="001615d9" officeooo:paragraph-rsid="001615d9"/>
    </style:style>
    <style:style style:name="P5" style:family="paragraph" style:parent-style-name="Standard">
      <style:text-properties officeooo:rsid="001615d9" officeooo:paragraph-rsid="00183558"/>
    </style:style>
    <style:style style:name="P6" style:family="paragraph" style:parent-style-name="Standard">
      <style:text-properties officeooo:rsid="0017fcfc" officeooo:paragraph-rsid="0017fcfc"/>
    </style:style>
    <style:style style:name="P7" style:family="paragraph" style:parent-style-name="Standard">
      <style:text-properties officeooo:paragraph-rsid="0017fcfc"/>
    </style:style>
    <style:style style:name="P8" style:family="paragraph" style:parent-style-name="Standard">
      <style:text-properties fo:font-size="16pt" style:text-underline-style="solid" style:text-underline-width="auto" style:text-underline-color="font-color" fo:font-weight="bold" officeooo:rsid="0011b1d1" officeooo:paragraph-rsid="0011b1d1" style:font-size-asian="16pt" style:font-weight-asian="bold" style:font-size-complex="16pt" style:font-weight-complex="bold"/>
    </style:style>
    <style:style style:name="P9" style:family="paragraph" style:parent-style-name="Standard">
      <style:text-properties officeooo:paragraph-rsid="001934cf"/>
    </style:style>
    <style:style style:name="P10" style:family="paragraph" style:parent-style-name="Standard">
      <style:text-properties fo:font-size="12pt" style:text-underline-style="none" fo:font-weight="normal" officeooo:paragraph-rsid="001934cf"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a8c4c" officeooo:paragraph-rsid="001a8c4c" style:font-size-asian="10.5pt" style:font-weight-asian="normal" style:font-size-complex="12pt" style:font-weight-complex="normal"/>
    </style:style>
    <style:style style:name="P12" style:family="paragraph" style:parent-style-name="Standard">
      <style:text-properties officeooo:rsid="001a8c4c" officeooo:paragraph-rsid="001a8c4c"/>
    </style:style>
    <style:style style:name="P13" style:family="paragraph" style:parent-style-name="Standard">
      <style:text-properties officeooo:paragraph-rsid="001a8c4c"/>
    </style:style>
    <style:style style:name="P14" style:family="paragraph" style:parent-style-name="Standard">
      <style:text-properties officeooo:paragraph-rsid="001aa6a2"/>
    </style:style>
    <style:style style:name="T1" style:family="text">
      <style:text-properties officeooo:rsid="0011b1d1"/>
    </style:style>
    <style:style style:name="T2" style:family="text">
      <style:text-properties officeooo:rsid="0012198d"/>
    </style:style>
    <style:style style:name="T3" style:family="text">
      <style:text-properties officeooo:rsid="001343b5"/>
    </style:style>
    <style:style style:name="T4" style:family="text">
      <style:text-properties officeooo:rsid="00140c18"/>
    </style:style>
    <style:style style:name="T5" style:family="text">
      <style:text-properties officeooo:rsid="0015300c"/>
    </style:style>
    <style:style style:name="T6" style:family="text">
      <style:text-properties officeooo:rsid="001615d9"/>
    </style:style>
    <style:style style:name="T7" style:family="text">
      <style:text-properties officeooo:rsid="0017fcfc"/>
    </style:style>
    <style:style style:name="T8" style:family="text">
      <style:text-properties officeooo:rsid="00183558"/>
    </style:style>
    <style:style style:name="T9" style:family="text">
      <style:text-properties officeooo:rsid="001934cf"/>
    </style:style>
    <style:style style:name="T10" style:family="text">
      <style:text-properties fo:font-size="16pt" style:text-underline-style="solid" style:text-underline-width="auto" style:text-underline-color="font-color" fo:font-weight="bold" officeooo:rsid="001934cf" style:font-size-asian="16pt" style:font-weight-asian="bold" style:font-size-complex="16pt" style:font-weight-complex="bold"/>
    </style:style>
    <style:style style:name="T11" style:family="text">
      <style:text-properties officeooo:rsid="001a8c4c"/>
    </style:style>
    <style:style style:name="T12" style:family="text">
      <style:text-properties fo:font-size="12pt" style:text-underline-style="none" fo:font-weight="normal" officeooo:rsid="001a8c4c" style:font-size-asian="10.5pt" style:font-weight-asian="normal" style:font-size-complex="12pt" style:font-weight-complex="normal"/>
    </style:style>
    <style:style style:name="T13" style:family="text">
      <style:text-properties style:font-name="Liberation Serif" fo:font-size="12pt" style:text-underline-style="none" fo:font-weight="normal" officeooo:rsid="001a8c4c" style:font-size-asian="10.5pt" style:font-weight-asian="normal" style:font-size-complex="12pt" style:font-weight-complex="normal"/>
    </style:style>
    <style:style style:name="T14" style:family="text">
      <style:text-properties style:font-name="Liberation Serif" fo:font-size="12pt" style:text-underline-style="none" fo:font-weight="normal" officeooo:rsid="001aa6a2" style:font-size-asian="10.5pt" style:font-weight-asian="normal" style:font-size-complex="12pt" style:font-weight-complex="normal"/>
    </style:style>
    <style:style style:name="T15" style:family="text">
      <style:text-properties style:font-name="Liberation Serif" fo:font-size="12pt" fo:font-style="normal" style:text-underline-style="none" fo:font-weight="normal" officeooo:rsid="001aa6a2"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italic" style:text-underline-style="none" fo:font-weight="normal" officeooo:rsid="001aa6a2" style:font-size-asian="10.5pt" style:font-style-asian="italic" style:font-weight-asian="normal"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Á<text:span text:style-name="T9">nalisis del dataset</text:span></text:p>
      <text:p text:style-name="P1"/>
      <text:p text:style-name="P1">Primero comenzamos explorando el dataset que nos fue entregado. Para ello usamos la librería pandas del lenguaje de programación python. Esta librería nos permite hace un análisis profundo del dataset y poder manipularlo libremente. </text:p>
      <text:p text:style-name="P1">Al cargar el dataset como variable de tipo Dataframe de pandas mediante el método read_csv() nos dimos cuenta de que algunas fechas tenían la posición del mes y del día cambiados, por lo que añadimos al método read_csv() un parser de fechas para leer todas las fechas con el mismo formato. Mediante el parámetro “parse_dates” conseguimos que las fechas sean del tipo datetime. </text:p>
      <text:p text:style-name="P1"/>
      <text:p text:style-name="P2"><text:span text:style-name="T1">Una vez cargado el dataset analiz</text:span><text:span text:style-name="T2">a</text:span><text:span text:style-name="T1">mos </text:span><text:span text:style-name="T2">su estructura y sus atributos uno a uno para ver su importancia para las predicciones. El dataset contiene un total de </text:span>4045022 en<text:span text:style-name="T2">tradas y cada entrada tiene 10 atributos y la variable a predecir, que es las unidades vendidas. </text:span><text:span text:style-name="T3">Hay un total de 7 atributos, numéricos contando la variable a predecir, 3 de tipo objeto </text:span><text:span text:style-name="T4">y 1 de tipo fecha. Se procede a analizar los distintos atributos.</text:span></text:p>
      <text:p text:style-name="P2"/>
      <text:p text:style-name="P3">Analizando el atributo fecha se puede ver que el dataset recoge un total de 487 días. Se <text:span text:style-name="T5">busca si hay algún tipo de relación entre el día de la semana y se observa que los viernes, sábados y domingos se venden más productos de media que el resto de los días. También se busca relación con los meses del año y se observa que en noviembre, diciembre y enero se venden más productos de media, que puede deberse a eventos como el Black Friday o la Navidad. Por último se busca si existe relación con que sea principio o final de mes </text:span><text:span text:style-name="T6">debido al pago de las nóminas, pero se encuentra que no hay mucha relación.</text:span></text:p>
      <text:p text:style-name="P3"/>
      <text:p text:style-name="P5">En los atributos que se habían leído como objeto se encuentra el precio, lo cual es erróneo ya que el precio debería ser numérico. Esto es debido a que se utiliza la coma en vez del punto como separador de euros y céntimos, por lo que pandas lo lee mal. Para arreglar este asunto se reemplaza la coma por el punto y asigna el tipo de este atributo a float. Los otros dos atributos de tipo obje<text:span text:style-name="T7">to</text:span> son categoria_uno y estado. Estos atributos son cambiados a tipo category que es un tipo más eficiente para tratar con atributos nominales en pandas. </text:p>
      <text:p text:style-name="P5"/>
      <text:p text:style-name="P5"><text:span text:style-name="T8">El atributo categoria_uno tiene 13 valores distintos y se observa que los productos que más visitas tienen son de los más vendidos. El atributo categoria_dos tiene 182 valores distintos y no hemos encontrado una relación directa con el número de unidades vendidas.</text:span></text:p>
      <text:p text:style-name="P4"/>
      <text:p text:style-name="P7"><text:span text:style-name="T8">El </text:span><text:span text:style-name="T7">atributo campaña </text:span><text:span text:style-name="T8">toma dos valores distintos que indican si hay campaña o no.</text:span><text:span text:style-name="T7"> </text:span><text:span text:style-name="T8">S</text:span><text:span text:style-name="T7">e puede observar que c</text:span>uando hay campaña no hay casi roturas en comparación con cuando no hay campaña. <text:span text:style-name="T7">Esto puede deberse a que cuando hay campaña se está más preparado para las posibles numerosas ventas que se puedan hacer. También se observa que en campaña no hay días con menos demanda de la habitual y que no es un factor muy determinante para que haya más demanda de la habitual. Hay que resaltar que cuando hay campaña se venden muchos más artículos de media que cuando no hay campaña. Se intenta ver si hay una relación entre el stock del artículo y que sea un día atípico pero no tienen mucha relación. </text:span></text:p>
      <text:p text:style-name="P7"/>
      <text:p text:style-name="P9"><text:span text:style-name="T9">Por último, </text:span><text:span text:style-name="T11">se construye</text:span><text:span text:style-name="T9"> una matriz de correlación para ver si algún atributo </text:span><text:span text:style-name="T11">tiene correlación con las unidades vendidas y como es de esperar el atributo con mayor correlación son las visitas, con casi un 0,4 de correlación, por lo que será un atributo determinante a la hora de entrenar</text:span></text:p>
      <text:p text:style-name="P6"/>
      <text:p text:style-name="P9"><text:span text:style-name="T10"/></text:p>
      <text:p text:style-name="P9"><text:span text:style-name="T10"/></text:p>
      <text:p text:style-name="P9"><text:span text:style-name="T10"/></text:p>
      <text:p text:style-name="P9"><text:soft-page-break/><text:span text:style-name="T10">Preprocesamiento de los datos</text:span></text:p>
      <text:p text:style-name="P9"><text:span text:style-name="T10"/></text:p>
      <text:p text:style-name="P11">Los atributos estado y dia_atipico son transformados a codificación One-Hot creando un atributo nuevo para cada valor de estos atributos, por lo que se añaden 6 atributos y se quitan 2 del modelo.</text:p>
      <text:p text:style-name="P11"/>
      <text:p text:style-name="P13"><text:span text:style-name="T12">Viendo que en el dataset se repetían algunos ids de producto para un mismo día se llegó a la conclusión de que el dataset contenía datos duplicados, en concreto </text:span><text:span text:style-name="Strong_20_Emphasis"><text:span text:style-name="T12">677904 casos con todos los valores duplicados en una o más filas </text:span></text:span><text:span text:style-name="T12">, <text:s/>haciendo un total de </text:span><text:span text:style-name="Strong_20_Emphasis"><text:span text:style-name="T12">2004985 filas duplicadas, las cuales eliminamos del dataset, quedando éste reducido a la mitad.</text:span></text:span></text:p>
      <text:p text:style-name="P13"><text:span text:style-name="Strong_20_Emphasis"><text:span text:style-name="T12"/></text:span></text:p>
      <text:p text:style-name="P14"><text:span text:style-name="Strong_20_Emphasis"><text:span text:style-name="T13">Comprobamos que los atributos </text:span></text:span><text:span text:style-name="Strong_20_Emphasis"><text:span text:style-name="Source_20_Text"><text:span text:style-name="T13">categoria_dos</text:span></text:span></text:span><text:span text:style-name="Strong_20_Emphasis"><text:span text:style-name="T13">, </text:span></text:span><text:span text:style-name="Strong_20_Emphasis"><text:span text:style-name="Source_20_Text"><text:span text:style-name="T13">precio</text:span></text:span></text:span><text:span text:style-name="Strong_20_Emphasis"><text:span text:style-name="T13"> y </text:span></text:span><text:span text:style-name="Strong_20_Emphasis"><text:span text:style-name="Source_20_Text"><text:span text:style-name="T13">antiguedad</text:span></text:span></text:span><text:span text:style-name="Strong_20_Emphasis"><text:span text:style-name="T13"> tienen </text:span></text:span><text:span text:style-name="Strong_20_Emphasis"><text:span text:style-name="Emphasis"><text:span text:style-name="T13">missing value</text:span></text:span></text:span><text:span text:style-name="Strong_20_Emphasis"><text:span text:style-name="Emphasis"><text:span text:style-name="T14">s. </text:span></text:span></text:span><text:span text:style-name="Strong_20_Emphasis"><text:span text:style-name="Emphasis"><text:span text:style-name="T15">El atributo categoria_dos tiene un </text:span></text:span></text:span><text:span text:style-name="Emphasis"><text:span text:style-name="T15">0.215% de valores nulos, precio un 68.62% y antigüedad un 23.57%. </text:span></text:span></text:p>
      <text:p text:style-name="P14"><text:span text:style-name="Strong_20_Emphasis"><text:span text:style-name="T13">En la información del dataset nos dicen que para </text:span></text:span><text:span text:style-name="Strong_20_Emphasis"><text:span text:style-name="Source_20_Text"><text:span text:style-name="T13">precio</text:span></text:span></text:span><text:span text:style-name="Strong_20_Emphasis"><text:span text:style-name="T13"> hay que completarlo con el valor de la fecha anterior más cercana. </text:span></text:span><text:span text:style-name="Strong_20_Emphasis"><text:span text:style-name="T14">Al realizar esta operación se comprueba que hay algunos valores con el precio nulo que no tienen valor anterior no-nulo más próximo. Para esos valores se completa con el precio más antiguo que se tenga constancia.</text:span></text:span></text:p>
      <text:p text:style-name="P14"><text:span text:style-name="Strong_20_Emphasis"><text:span text:style-name="T14">El atributo antigüedad se descarta del dataset porque no hay forma de calcular los valores para los ejemplo que son null y para los ejemplos no null, el valor de </text:span></text:span><text:span text:style-name="Strong_20_Emphasis"><text:span text:style-name="Source_20_Text"><text:span text:style-name="T14">antiguedad</text:span></text:span></text:span><text:span text:style-name="Strong_20_Emphasis"><text:span text:style-name="T14"> es fijo para el mismo producto independientemente de la fecha.</text:span></text:span></text:p>
      <text:p text:style-name="P14"><text:span text:style-name="Strong_20_Emphasis"><text:span text:style-name="T14">El atributo categoria_dos se rellena mediante IterativeImputer, el cual estima el posible valor con la información de las filas de los valores que no son nulos.</text:span></text:span></text:p>
      <text:p text:style-name="P14"><text:span text:style-name="Strong_20_Emphasis"><text:span text:style-name="T14"/></text:span></text:p>
      <text:p text:style-name="P14"><text:span text:style-name="Strong_20_Emphasis"><text:span text:style-name="T14">Por último, </text:span></text:span><text:span text:style-name="Strong_20_Emphasis"><text:span text:style-name="T16">standarizamos</text:span></text:span><text:span text:style-name="Strong_20_Emphasis"><text:span text:style-name="T14"> los atributos con StandardScaler para tener la misma escala en los atributos.</text:span></text:span></text:p>
      <text:p text:style-name="P9"><text:span text:style-name="T10"/></text:p>
      <text:p text:style-name="P12"><text:span text:style-name="T10"/></text:p>
      <text:p text:style-name="P10"/>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6T18:16:26.743516948</meta:creation-date>
    <dc:date>2021-03-16T20:44:48.196842969</dc:date>
    <meta:editing-duration>PT45S</meta:editing-duration>
    <meta:editing-cycles>1</meta:editing-cycles>
    <meta:document-statistic meta:table-count="0" meta:image-count="0" meta:object-count="0" meta:page-count="2" meta:paragraph-count="17" meta:word-count="872" meta:character-count="5034" meta:non-whitespace-character-count="4173"/>
    <meta:generator>LibreOffice/6.4.6.2$Linux_X86_64 LibreOffice_project/40$Build-2</meta:generator>
  </office:meta>
</office:document-meta>
</file>